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498cm" style:rel-column-width="4818*"/>
    </style:style>
    <style:style style:name="Tabelle1.B" style:family="table-column">
      <style:table-column-properties style:column-width="8.502cm" style:rel-column-width="482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Arial" fo:font-size="14pt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5" style:family="paragraph" style:parent-style-name="Table_20_Contents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14pt" style:font-size-asian="14pt" style:font-size-complex="14pt"/>
    </style:style>
    <style:style style:name="P7" style:family="paragraph" style:parent-style-name="Standard" style:list-style-name="L2">
      <style:text-properties style:font-name="Arial" fo:font-size="14pt" style:font-size-asian="14pt" style:font-size-complex="14pt"/>
    </style:style>
    <style:style style:name="P8" style:family="paragraph" style:parent-style-name="Standard" style:list-style-name="L3">
      <style:text-properties style:font-name="Arial" fo:font-size="14pt" style:font-size-asian="14pt" style:font-size-complex="14pt"/>
    </style:style>
    <style:style style:name="P9" style:family="paragraph" style:parent-style-name="Standard" style:list-style-name="L4">
      <style:text-properties style:font-name="Arial" fo:font-size="14pt" style:font-size-asian="14pt" style:font-size-complex="14pt"/>
    </style:style>
    <style:style style:name="P10" style:family="paragraph" style:parent-style-name="Table_20_Contents">
      <style:text-properties style:font-name="Arial" fo:font-size="14pt" style:font-size-asian="14pt" style:font-size-complex="14pt"/>
    </style:style>
    <style:style style:name="P11" style:family="paragraph" style:parent-style-name="Table_20_Contents">
      <style:text-properties style:font-name="Arial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1 Umdrehung (10% Leistung):</text:p>
          </table:table-cell>
          <table:table-cell table:style-name="Tabelle1.B1" office:value-type="string">
            <text:p text:style-name="P2">2 Umdrehung (10% Leistung):</text:p>
          </table:table-cell>
        </table:table-row>
        <table:table-row>
          <table:table-cell table:style-name="Tabelle1.A2" office:value-type="string">
            <text:list xml:id="list446773937237064080" text:style-name="L1">
              <text:list-item>
                <text:p text:style-name="P6">170mm</text:p>
              </text:list-item>
              <text:list-item>
                <text:p text:style-name="P6">172mm</text:p>
              </text:list-item>
              <text:list-item>
                <text:p text:style-name="P6">172mm</text:p>
              </text:list-item>
              <text:list-item>
                <text:p text:style-name="P6">172mm</text:p>
              </text:list-item>
              <text:list-item>
                <text:p text:style-name="P6">174mm</text:p>
              </text:list-item>
              <text:list-item>
                <text:p text:style-name="P6">170mm</text:p>
              </text:list-item>
              <text:list-item>
                <text:p text:style-name="P6">172mm</text:p>
              </text:list-item>
              <text:list-item>
                <text:p text:style-name="P6">174mm</text:p>
              </text:list-item>
              <text:list-item>
                <text:p text:style-name="P6">172mm</text:p>
              </text:list-item>
              <text:list-item>
                <text:p text:style-name="P6">175mm</text:p>
              </text:list-item>
            </text:list>
          </table:table-cell>
          <table:table-cell table:style-name="Tabelle1.B2" office:value-type="string">
            <text:list xml:id="list4580677356238948843" text:style-name="L2">
              <text:list-item>
                <text:p text:style-name="P7">340mm</text:p>
              </text:list-item>
              <text:list-item>
                <text:p text:style-name="P7">340mm</text:p>
              </text:list-item>
              <text:list-item>
                <text:p text:style-name="P7">342mm</text:p>
              </text:list-item>
              <text:list-item>
                <text:p text:style-name="P7">341mm</text:p>
              </text:list-item>
              <text:list-item>
                <text:p text:style-name="P7">341mm</text:p>
              </text:list-item>
              <text:list-item>
                <text:p text:style-name="P7">344mm</text:p>
              </text:list-item>
              <text:list-item>
                <text:p text:style-name="P7">343mm</text:p>
              </text:list-item>
              <text:list-item>
                <text:p text:style-name="P7">342mm</text:p>
              </text:list-item>
              <text:list-item>
                <text:p text:style-name="P7">343mm</text:p>
              </text:list-item>
              <text:list-item>
                <text:p text:style-name="P7">343mm</text:p>
              </text:list-item>
            </text:list>
          </table:table-cell>
        </table:table-row>
        <table:table-row>
          <table:table-cell table:style-name="Tabelle1.A2" office:value-type="string">
            <text:p text:style-name="P2">3 Umdrehung (10% Leistung):</text:p>
          </table:table-cell>
          <table:table-cell table:style-name="Tabelle1.B2" office:value-type="string">
            <text:p text:style-name="P2">5 Umdrehung (10% Leistung):</text:p>
          </table:table-cell>
        </table:table-row>
        <table:table-row>
          <table:table-cell table:style-name="Tabelle1.A2" office:value-type="string">
            <text:list xml:id="list1177327275061211516" text:style-name="L3">
              <text:list-item>
                <text:p text:style-name="P8">520mm</text:p>
              </text:list-item>
              <text:list-item>
                <text:p text:style-name="P8">521mm</text:p>
              </text:list-item>
              <text:list-item>
                <text:p text:style-name="P8">521mm</text:p>
              </text:list-item>
              <text:list-item>
                <text:p text:style-name="P8">520mm</text:p>
              </text:list-item>
              <text:list-item>
                <text:p text:style-name="P8">520mm</text:p>
              </text:list-item>
              <text:list-item>
                <text:p text:style-name="P8">518mm</text:p>
              </text:list-item>
              <text:list-item>
                <text:p text:style-name="P8">520mm</text:p>
              </text:list-item>
              <text:list-item>
                <text:p text:style-name="P8">510mm</text:p>
              </text:list-item>
              <text:list-item>
                <text:p text:style-name="P8">520mm</text:p>
              </text:list-item>
              <text:list-item>
                <text:p text:style-name="P8">518mm</text:p>
              </text:list-item>
            </text:list>
          </table:table-cell>
          <table:table-cell table:style-name="Tabelle1.B2" office:value-type="string">
            <text:list xml:id="list7811979713149808271" text:style-name="L4">
              <text:list-item>
                <text:p text:style-name="P9">875mm</text:p>
              </text:list-item>
              <text:list-item>
                <text:p text:style-name="P9">870mm</text:p>
              </text:list-item>
              <text:list-item>
                <text:p text:style-name="P9">872mm</text:p>
              </text:list-item>
              <text:list-item>
                <text:p text:style-name="P9">872mm</text:p>
              </text:list-item>
              <text:list-item>
                <text:p text:style-name="P9">870mm</text:p>
              </text:list-item>
              <text:list-item>
                <text:p text:style-name="P9">871mm</text:p>
              </text:list-item>
              <text:list-item>
                <text:p text:style-name="P9">872mm</text:p>
              </text:list-item>
              <text:list-item>
                <text:p text:style-name="P9">871mm</text:p>
              </text:list-item>
              <text:list-item>
                <text:p text:style-name="P9">871mm</text:p>
              </text:list-item>
              <text:list-item>
                <text:p text:style-name="P9">870mm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office:value-type="string">
            <text:p text:style-name="P5">3 Umdrehungen (5% Leistung):</text:p>
          </table:table-cell>
          <table:table-cell table:style-name="Tabelle2.B1" office:value-type="string">
            <text:p text:style-name="P5">3 Umdrehungen (10% Leistung):</text:p>
          </table:table-cell>
        </table:table-row>
        <table:table-row>
          <table:table-cell table:style-name="Tabelle2.A2" office:value-type="string">
            <text:p text:style-name="P3">1. 1080 Schritte</text:p>
            <text:p text:style-name="P3">2. 1080 Schritte</text:p>
            <text:p text:style-name="P3">3. 1080 Schritte</text:p>
            <text:p text:style-name="P3">4. 1080 Schritte</text:p>
            <text:p text:style-name="P3">5. 1080 Schritte</text:p>
            <text:p text:style-name="P3">6. 1080 Schritte</text:p>
            <text:p text:style-name="P3">7. 1080 Schritte</text:p>
            <text:p text:style-name="P3">8. 1080 Schritte</text:p>
            <text:p text:style-name="P3">9. 1080 Schritte</text:p>
            <text:p text:style-name="P3">10. 1080 Schritte</text:p>
          </table:table-cell>
          <table:table-cell table:style-name="Tabelle2.B2" office:value-type="string">
            <text:p text:style-name="P3">1. 1080 Schritte</text:p>
            <text:p text:style-name="P3">2. B: 1080 C: 1081</text:p>
            <text:p text:style-name="P3">3. B: 1080 C: 1081</text:p>
            <text:p text:style-name="P3">4. 1080 Schritte</text:p>
            <text:p text:style-name="P3">5. 1080</text:p>
            <text:p text:style-name="P3">6. </text:p>
            <text:p text:style-name="P3">7. </text:p>
            <text:p text:style-name="P3">8. </text:p>
            <text:p text:style-name="P3">9. </text:p>
            <text:p text:style-name="P3">10. </text:p>
          </table:table-cell>
        </table:table-row>
        <table:table-row>
          <table:table-cell table:style-name="Tabelle2.A2" office:value-type="string">
            <text:p text:style-name="P5">3 Umdrehungen (30% Leistung):</text:p>
          </table:table-cell>
          <table:table-cell table:style-name="Tabelle2.B2" office:value-type="string">
            <text:p text:style-name="P5">3 Umdrehungen (50% Leistung):</text:p>
          </table:table-cell>
        </table:table-row>
        <table:table-row>
          <table:table-cell table:style-name="Tabelle2.A2" office:value-type="string">
            <text:p text:style-name="P3">1. B: 1083 C: 1081</text:p>
            <text:p text:style-name="P4">2. B: 1082 C: 1081</text:p>
            <text:p text:style-name="P3">3. B: 1082 C: 1081</text:p>
            <text:p text:style-name="P3">4. B: 1082 C: 1081</text:p>
            <text:p text:style-name="P3">5. B: 1082 C: 1081</text:p>
          </table:table-cell>
          <table:table-cell table:style-name="Tabelle2.B2" office:value-type="string">
            <text:p text:style-name="P3">1. B: 1084 C: 1083 </text:p>
            <text:p text:style-name="P3">2. B: 1085 C: 1084</text:p>
            <text:p text:style-name="P3">3. B: 1085 C: 1084</text:p>
            <text:p text:style-name="P3">4. B: 1085 C: 1084</text:p>
            <text:p text:style-name="P3">5. B: 1085 C: 1084</text:p>
          </table:table-cell>
        </table:table-row>
        <table:table-row>
          <table:table-cell table:style-name="Tabelle2.A2" office:value-type="string">
            <text:p text:style-name="P5">3 Umdrehungen (80% Leistung):</text:p>
          </table:table-cell>
          <table:table-cell table:style-name="Tabelle2.B2" office:value-type="string">
            <text:p text:style-name="P5">3 Umdrehungen (100% Leistung):</text:p>
          </table:table-cell>
        </table:table-row>
        <table:table-row>
          <table:table-cell table:style-name="Tabelle2.A2" office:value-type="string">
            <text:p text:style-name="P3">1. B: 1093 C: 1091</text:p>
            <text:p text:style-name="P3">2. B: 1090 C: 1092</text:p>
            <text:p text:style-name="P3">3. 1090 Schritte</text:p>
            <text:p text:style-name="P3">4. B: 1094 C: 1091</text:p>
            <text:p text:style-name="P3">5. B: 1093 C: 1989</text:p>
          </table:table-cell>
          <table:table-cell table:style-name="Tabelle2.B2" office:value-type="string">
            <text:p text:style-name="P3">1. B: 1092 C: 1090</text:p>
            <text:p text:style-name="P3">2. B: 1090 C: 1091</text:p>
            <text:p text:style-name="P3">3. B: 1091 C: 1088</text:p>
            <text:p text:style-name="P3">4. B: 1093 C: 1088</text:p>
            <text:p text:style-name="P3">5. B: 1092 C: 1087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5">1 Sekunde (2,5% Leistung):</text:p>
          </table:table-cell>
          <table:table-cell table:style-name="Tabelle3.B1" office:value-type="string">
            <text:p text:style-name="P5">1 Sekunde (5% Leistung):</text:p>
          </table:table-cell>
        </table:table-row>
        <table:table-row>
          <table:table-cell table:style-name="Tabelle3.A2" office:value-type="string">
            <text:p text:style-name="P3">1. 2mm</text:p>
            <text:p text:style-name="P3">2. 2mm</text:p>
            <text:p text:style-name="P3">3. 4mm</text:p>
            <text:p text:style-name="P3">4. 1mm</text:p>
            <text:p text:style-name="P3">5. 2mm</text:p>
          </table:table-cell>
          <table:table-cell table:style-name="Tabelle3.B2" office:value-type="string">
            <text:p text:style-name="P3">1. 21mm</text:p>
            <text:p text:style-name="P3">2. 20mm</text:p>
            <text:p text:style-name="P3">3. 26mm</text:p>
            <text:p text:style-name="P3">4. 26mm</text:p>
            <text:p text:style-name="P3">5. 27mm</text:p>
          </table:table-cell>
        </table:table-row>
        <table:table-row>
          <table:table-cell table:style-name="Tabelle3.A2" office:value-type="string">
            <text:p text:style-name="P5">1 Sekunde (10% Leistung):</text:p>
          </table:table-cell>
          <table:table-cell table:style-name="Tabelle3.B2" office:value-type="string">
            <text:p text:style-name="P5">1 Sekunde (25% Leistung):</text:p>
          </table:table-cell>
        </table:table-row>
        <table:table-row>
          <table:table-cell table:style-name="Tabelle3.A2" office:value-type="string">
            <text:p text:style-name="P3">1. 52mm</text:p>
            <text:p text:style-name="P3">2. 52mm</text:p>
            <text:p text:style-name="P3">3. 53mm</text:p>
            <text:p text:style-name="P3">4. 45mm</text:p>
            <text:p text:style-name="P3">5. 47mm</text:p>
          </table:table-cell>
          <table:table-cell table:style-name="Tabelle3.B2" office:value-type="string">
            <text:p text:style-name="P3">1. 130mm</text:p>
            <text:p text:style-name="P3">2. 136mm</text:p>
            <text:p text:style-name="P3">3. 130mm</text:p>
            <text:p text:style-name="P3">4. 131mm</text:p>
            <text:p text:style-name="P3">5. 131mm</text:p>
          </table:table-cell>
        </table:table-row>
        <table:table-row>
          <table:table-cell table:style-name="Tabelle3.A2" office:value-type="string">
            <text:p text:style-name="P5">1 Sekunde (50% Leistung):</text:p>
          </table:table-cell>
          <table:table-cell table:style-name="Tabelle3.B2" office:value-type="string">
            <text:p text:style-name="P5">1 Sekunde (75% Leistung):</text:p>
          </table:table-cell>
        </table:table-row>
        <table:table-row>
          <table:table-cell table:style-name="Tabelle3.A2" office:value-type="string">
            <text:p text:style-name="P3">1. 261mm</text:p>
            <text:p text:style-name="P3">2. 245mm</text:p>
            <text:p text:style-name="P3">3. 240mm</text:p>
            <text:p text:style-name="P3">4. 243mm</text:p>
            <text:p text:style-name="P3">5. 241mm</text:p>
          </table:table-cell>
          <table:table-cell table:style-name="Tabelle3.B2" office:value-type="string">
            <text:p text:style-name="P3">1. 341mm</text:p>
            <text:p text:style-name="P3">2. 341mm</text:p>
            <text:p text:style-name="P3">3. 332mm</text:p>
            <text:p text:style-name="P3">4. 329mm</text:p>
            <text:p text:style-name="P3">5. 341mm</text:p>
          </table:table-cell>
        </table:table-row>
        <table:table-row>
          <table:table-cell table:style-name="Tabelle3.A2" office:value-type="string">
            <text:p text:style-name="P5">1 Sekunde (100% Leistung):</text:p>
          </table:table-cell>
          <table:table-cell table:style-name="Tabelle3.B2" office:value-type="string">
            <text:p text:style-name="P3"/>
          </table:table-cell>
        </table:table-row>
        <table:table-row>
          <table:table-cell table:style-name="Tabelle3.A2" office:value-type="string">
            <text:p text:style-name="P3">1. 363mm</text:p>
            <text:p text:style-name="P3">2. 366mm</text:p>
            <text:p text:style-name="P3">3. 352mm</text:p>
            <text:p text:style-name="P3">4. 363mm</text:p>
            <text:p text:style-name="P3">5. 363mm</text:p>
          </table:table-cell>
          <table:table-cell table:style-name="Tabelle3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5">1 Umdrehung vor und zurück </text:p>
            <text:p text:style-name="P5">(25% Leistung):</text:p>
          </table:table-cell>
          <table:table-cell table:style-name="Tabelle4.B1" office:value-type="string">
            <text:p text:style-name="P5">1 Umdrehung vor und zurück </text:p>
            <text:p text:style-name="P5">(50% Leistung):</text:p>
          </table:table-cell>
        </table:table-row>
        <table:table-row>
          <table:table-cell table:style-name="Tabelle4.A2" office:value-type="string">
            <text:p text:style-name="P3">1. B: -1 C: -2 </text:p>
            <text:p text:style-name="P3">2. -2</text:p>
            <text:p text:style-name="P3">3. -1</text:p>
            <text:p text:style-name="P3">4. -1</text:p>
            <text:p text:style-name="P3">5. -1</text:p>
          </table:table-cell>
          <table:table-cell table:style-name="Tabelle4.B2" office:value-type="string">
            <text:p text:style-name="P3">1. B: -5 C: -4</text:p>
            <text:p text:style-name="P3">2. B: -6 C: -4</text:p>
            <text:p text:style-name="P3">3. B: -5 C: -2</text:p>
            <text:p text:style-name="P3">4. B: -5 C: -2 </text:p>
            <text:p text:style-name="P3">5. B: -5 C: -3</text:p>
          </table:table-cell>
        </table:table-row>
        <table:table-row>
          <table:table-cell table:style-name="Tabelle4.A2" office:value-type="string">
            <text:p text:style-name="P5">1 Umdrehung vor und zurück </text:p>
            <text:p text:style-name="P5">(75% Leistung):</text:p>
          </table:table-cell>
          <table:table-cell table:style-name="Tabelle4.B2" office:value-type="string">
            <text:p text:style-name="P5">1 Umdrehung vor und zurück </text:p>
            <text:p text:style-name="P5">(100% Leistung):</text:p>
          </table:table-cell>
        </table:table-row>
        <table:table-row>
          <table:table-cell table:style-name="Tabelle4.A2" office:value-type="string">
            <text:p text:style-name="P3">1. B: -14 C: -10</text:p>
            <text:p text:style-name="P3">2. B: -13 C: -9</text:p>
            <text:p text:style-name="P3">3. B: -13 C: -10</text:p>
            <text:p text:style-name="P3">4. B: -13 C: -9</text:p>
            <text:p text:style-name="P3">5. B: -12 C: -11</text:p>
          </table:table-cell>
          <table:table-cell table:style-name="Tabelle4.B2" office:value-type="string">
            <text:p text:style-name="P3">1. B: -15 C: -12</text:p>
            <text:p text:style-name="P3">2. B: -14 C: -11</text:p>
            <text:p text:style-name="P3">3. B: -14 C: -11</text:p>
            <text:p text:style-name="P3">4. B: -16 C: -13</text:p>
            <text:p text:style-name="P3">5. B: -14 C: -1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5" table:style-name="Tabelle5">
        <table:table-column table:style-name="Tabelle5.A"/>
        <table:table-column table:style-name="Tabelle5.B"/>
        <text:soft-page-break/>
        <table:table-row>
          <table:table-cell table:style-name="Tabelle5.A1" office:value-type="string">
            <text:p text:style-name="P5">2 Umdrehung zurück und vor </text:p>
            <text:p text:style-name="P5">(25% Leistung):</text:p>
          </table:table-cell>
          <table:table-cell table:style-name="Tabelle5.B1" office:value-type="string">
            <text:p text:style-name="P5">2 Umdrehung zurück und vor</text:p>
            <text:p text:style-name="P5">(50% Leistung):</text:p>
          </table:table-cell>
        </table:table-row>
        <table:table-row>
          <table:table-cell table:style-name="Tabelle5.A2" office:value-type="string">
            <text:p text:style-name="P3">1. -2 </text:p>
            <text:p text:style-name="P3">2. B: -2 C: -1</text:p>
            <text:p text:style-name="P3">3. B: -2 C: -1</text:p>
            <text:p text:style-name="P3">4. B: -2 C: -1</text:p>
            <text:p text:style-name="P3">5. B: -2 C: -1</text:p>
          </table:table-cell>
          <table:table-cell table:style-name="Tabelle5.B2" office:value-type="string">
            <text:p text:style-name="P3">1. B: -5 C: -10</text:p>
            <text:p text:style-name="P3">2. B: -6 C: -4</text:p>
            <text:p text:style-name="P3">3. -5</text:p>
            <text:p text:style-name="P3">4. B: -6 C: -4</text:p>
            <text:p text:style-name="P3">5. B: -4 C: -3</text:p>
          </table:table-cell>
        </table:table-row>
        <table:table-row>
          <table:table-cell table:style-name="Tabelle5.A2" office:value-type="string">
            <text:p text:style-name="P5">2 Umdrehung zurück und vor</text:p>
            <text:p text:style-name="P5">(75% Leistung):</text:p>
          </table:table-cell>
          <table:table-cell table:style-name="Tabelle5.B2" office:value-type="string">
            <text:p text:style-name="P5">2 Umdrehung zurück und vor</text:p>
            <text:p text:style-name="P5">(100% Leistung):</text:p>
          </table:table-cell>
        </table:table-row>
        <table:table-row>
          <table:table-cell table:style-name="Tabelle5.A2" office:value-type="string">
            <text:p text:style-name="P3">1. B: -13 C: -10</text:p>
            <text:p text:style-name="P3">2. B: -12 C: -8</text:p>
            <text:p text:style-name="P3">3. B: -13 C: -9</text:p>
            <text:p text:style-name="P3">4. B: -12 C: -9</text:p>
            <text:p text:style-name="P3">5. B: -14 C: -12</text:p>
          </table:table-cell>
          <table:table-cell table:style-name="Tabelle5.B2" office:value-type="string">
            <text:p text:style-name="P3">1. B: -15 C: -11</text:p>
            <text:p text:style-name="P3">2. B: -16 C: -10</text:p>
            <text:p text:style-name="P3">3. B: -14 C: -10</text:p>
            <text:p text:style-name="P3">4. B: -15 C: -12</text:p>
            <text:p text:style-name="P3">5. B: -16 C: -12</text:p>
          </table:table-cell>
        </table:table-row>
      </table:table>
      <text:p text:style-name="Standard"/>
      <text:p text:style-name="Standard">B : Links<text:line-break/>C : Recht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6" table:style-name="Tabelle6">
        <table:table-column table:style-name="Tabelle6.A"/>
        <table:table-column table:style-name="Tabelle6.B"/>
        <text:soft-page-break/>
        <table:table-row>
          <table:table-cell table:style-name="Tabelle6.A1" office:value-type="string">
            <text:p text:style-name="P5">2 vor, 1 zurück </text:p>
            <text:p text:style-name="P5">(25% Leistung):</text:p>
          </table:table-cell>
          <table:table-cell table:style-name="Tabelle6.B1" office:value-type="string">
            <text:p text:style-name="P5">2 vor, 1 zurück </text:p>
            <text:p text:style-name="P5">(50% Leistung):</text:p>
          </table:table-cell>
        </table:table-row>
        <table:table-row>
          <table:table-cell table:style-name="Tabelle6.A2" office:value-type="string">
            <text:p text:style-name="P3">1. B: 246 C: 249</text:p>
            <text:p text:style-name="P3">2. B: 245 C: 243</text:p>
            <text:p text:style-name="P3">3. B: 242 C: 246</text:p>
            <text:p text:style-name="P3">4. B: 243 C: 246</text:p>
            <text:p text:style-name="P3">5. B: 242 C: 247</text:p>
          </table:table-cell>
          <table:table-cell table:style-name="Tabelle6.B2" office:value-type="string">
            <text:p text:style-name="P3">1. B: 506 C: 523</text:p>
            <text:p text:style-name="P3">2. B: 506 C: 517</text:p>
            <text:p text:style-name="P3">3. B: 504 C: 515</text:p>
            <text:p text:style-name="P3">4. B: 512 C: 518</text:p>
            <text:p text:style-name="P3">5. B: 484 C: 492</text:p>
          </table:table-cell>
        </table:table-row>
        <table:table-row>
          <table:table-cell table:style-name="Tabelle6.A2" office:value-type="string">
            <text:p text:style-name="P5">2 vor, 1 zurück </text:p>
            <text:p text:style-name="P5">(75% Leistung):</text:p>
          </table:table-cell>
          <table:table-cell table:style-name="Tabelle6.B2" office:value-type="string">
            <text:p text:style-name="P5">2 vor, 1 zurück </text:p>
            <text:p text:style-name="P5">(100% Leistung):</text:p>
          </table:table-cell>
        </table:table-row>
        <table:table-row>
          <table:table-cell table:style-name="Tabelle6.A2" office:value-type="string">
            <text:p text:style-name="P3">1. B: 797 C: 810</text:p>
            <text:p text:style-name="P3">2. B: 796 C: 804</text:p>
            <text:p text:style-name="P3">3. B: 786 C: 789</text:p>
            <text:p text:style-name="P3">4. B: 797 C: 809</text:p>
            <text:p text:style-name="P3">5. B: 751 C: 761</text:p>
          </table:table-cell>
          <table:table-cell table:style-name="Tabelle6.B2" office:value-type="string">
            <text:p text:style-name="P3">1. B: 801 C: 822</text:p>
            <text:p text:style-name="P3">2. B: 820 C: 848</text:p>
            <text:p text:style-name="P3">3. B: 838 C: 855</text:p>
            <text:p text:style-name="P3">4. B: 831 C: 875</text:p>
            <text:p text:style-name="P3">5. B: 835 C: 85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6T12:40:23.99</meta:creation-date>
    <dc:date>2022-01-13T13:34:13.82</dc:date>
    <meta:editing-duration>PT1H43M14S</meta:editing-duration>
    <meta:editing-cycles>46</meta:editing-cycles>
    <meta:generator>OpenOffice/4.1.10$Win32 OpenOffice.org_project/4110m2$Build-9807</meta:generator>
    <meta:document-statistic meta:table-count="6" meta:image-count="0" meta:object-count="0" meta:page-count="6" meta:paragraph-count="217" meta:word-count="737" meta:character-count="2958"/>
  </office:meta>
</office:document-meta>
</file>